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1.958cm"/>
        </style:tab-stops>
      </style:paragraph-properties>
      <style:text-properties fo:color="#000000"/>
    </style:style>
    <style:style style:name="P4" style:family="paragraph" style:parent-style-name="Standard">
      <style:paragraph-properties>
        <style:tab-stops>
          <style:tab-stop style:position="1.958cm"/>
        </style:tab-stops>
      </style:paragraph-properties>
      <style:text-properties fo:font-size="10pt" style:font-size-asian="10pt" style:font-name-complex="Lohit Tamil" style:font-size-complex="10pt"/>
    </style:style>
    <style:style style:name="P5" style:family="paragraph" style:parent-style-name="Standard">
      <style:paragraph-properties>
        <style:tab-stops>
          <style:tab-stop style:position="1.958cm"/>
        </style:tab-stops>
      </style:paragraph-properties>
      <style:text-properties fo:font-size="10pt" fo:font-weight="bold" style:font-size-asian="10pt" style:font-weight-asian="bold" style:font-name-complex="Lohit Tamil" style:font-size-complex="10pt" style:font-weight-complex="bold"/>
    </style:style>
    <style:style style:name="P6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</style:style>
    <style:style style:name="P7" style:family="paragraph" style:parent-style-name="Standard" style:list-style-name="L1">
      <style:paragraph-properties>
        <style:tab-stops>
          <style:tab-stop style:position="1.958cm"/>
        </style:tab-stops>
      </style:paragraph-properties>
      <style:text-properties fo:font-size="10pt" style:font-size-asian="10pt" style:font-name-complex="Lohit Tamil" style:font-size-complex="10pt"/>
    </style:style>
    <style:style style:name="P8" style:family="paragraph" style:parent-style-name="Standard" style:list-style-name="L2">
      <style:paragraph-properties>
        <style:tab-stops>
          <style:tab-stop style:position="1.958cm"/>
        </style:tab-stops>
      </style:paragraph-properties>
      <style:text-properties fo:font-size="10pt" style:font-size-asian="10pt" style:font-name-complex="Lohit Tamil" style:font-size-complex="10pt"/>
    </style:style>
    <style:style style:name="P9" style:family="paragraph" style:parent-style-name="Heading_20_1" style:master-page-name="Standard">
      <style:paragraph-properties style:page-number="auto">
        <style:tab-stops>
          <style:tab-stop style:position="0cm"/>
          <style:tab-stop style:position="1.958cm"/>
        </style:tab-stops>
      </style:paragraph-properties>
      <style:text-properties style:font-name="Lohit Tamil" style:font-name-complex="Lohit Tami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/>வரையறுத்தலைக் கற்றுக்கொள்வோம் <text:s/></text:h>
      <text:p text:style-name="P6"><text:tab/><text:tab/><text:tab/><text:tab/><text:tab/></text:p>
      <text:p text:style-name="P4">உங்கள் வரையறுத்தல்கள் சரியாக உள்ளனவா? எப்படி சரிபார்ப்பது? வரையறுத்தலில் தவறுகள் உள்ளனவா என்று சரி பார்க்கலாம். 3 விதமான தவறுகள் இருக்கலாம். அவ்யாப்தி, அதிவ்யாப்தி, அஸம்பவ்</text:p>
      <text:p text:style-name="P4"/>
      <text:p text:style-name="P4"><text:span text:style-name="T1">அவ்யாப்தி: </text:span>வரையறுக்கப்படவேண்டிய பொருட்கள், கருத்துக்கள், முழுமையான விதத்தில் வரையறுக்கப் படவில்லை. </text:p>
      <text:p text:style-name="P4"/>
      <text:p text:style-name="P4"><text:span text:style-name="T1">உதாரணம்:</text:span> கழுத்தின் கீழ் மென்மையான தோல் தொங்கும் வெண்மையான ஒரு மிருகம் பசு ஆகும். </text:p>
      <text:p text:style-name="P4"><text:span text:style-name="T1">பிழை: </text:span>வேறு நிறங்களை உடைய பசுக்கள் பற்றி இவ்வரையறுத்தலில் கூறப்படவில்லை. </text:p>
      <text:p text:style-name="P4"/>
      <text:p text:style-name="P4"><text:span text:style-name="T1">அதிவ்யாப்தி:</text:span> தேவையற்ற தகவல்களையும் வரையறுத்தலில் காணலாம். </text:p>
      <text:p text:style-name="P4"/>
      <text:p text:style-name="P4"><text:span text:style-name="T1">உதாரணம்:</text:span> இரண்டு கொம்புகளையுடைய ஒரு மிருகம் பசு ஆகும்.</text:p>
      <text:p text:style-name="P4"><text:span text:style-name="T1">பிழை:</text:span> எருமைக்கும் இரண்டு கொம்புகள் உண்டு. </text:p>
      <text:p text:style-name="P4"/>
      <text:p text:style-name="P4"><text:span text:style-name="T1">அஸம்பவ்:</text:span> நடைமுறைக்கு ஒத்துவராத வரையறுத்தல்</text:p>
      <text:p text:style-name="P4">உதாரணம்: ஒற்றைக் கொம்புடைய மிருகம் குதிரை ஆகும். </text:p>
      <text:p text:style-name="P4">பிழை: ஒற்றை கொம்புடைய ம்ருகங்கள் உலகத்தில் இல்லை.</text:p>
      <text:p text:style-name="P4"/>
      <text:p text:style-name="P4">மூன்றில் அஸம்பவ் என்பது எளிதாகக் கண்டுபிடிக்கக் கூடியது. மற்ற இரண்டை எவ்வாறு காண்பது? இயற்பியலில் இருந்து <text:s/>விளக்கம் எடுத்துக் கொள்வோம். </text:p>
      <text:p text:style-name="P4"/>
      <text:list text:style-name="L1">
        <text:list-item>
          <text:p text:style-name="P7"><text:span text:style-name="T1">காந்ததிசைமனி</text:span>: திசையைக் காட்டும் ஓர் கருவி. இது சரியா? அவ்யாப்தி, அல்லது அதிவ்யாப்திஉள்ளதா? இன்னும் சிறப்பாக வரையறுக்கலாம்.</text:p>
          <text:p text:style-name="P7"/>
        </text:list-item>
        <text:list-item>
          <text:p text:style-name="P7"><text:span text:style-name="T1">அடர்த்தி: </text:span>குறிப்பிட்ட அழுத்தம், வெப்பநிலையில் ஒருபொருளின் அடிப்படை கொள்ளளவுஅலகின் பொருண்மை அடர்த்தி எனப்படும். இந்த வரையறுத்தல் சரியா? சில வார்த்தைகளை நீக்கீ விட்டு பார்ப்போம்.</text:p>
          <text:p text:style-name="P7"/>
          <text:p text:style-name="P7"><text:s/>ஒருபொருளின் அடிப்படை கொள்ளளவு அலகின் பொருண்மை அடர்த்தி எனப்படும். இதில், அழுத்தமும், வெப்பநிலையும் எடுத்துக்கொள்ளாமல் மேற்கூறிய வரையறுத்தலை நாம் எடுத்துக் கொண்டால் அடர்த்தியின் மதிப்பு மாறுபடும். எனவே, அழுத்தம், வெப்பநிலை என்றசொற்றொடரைக் கட்டாயம் எடுத்துக் கொள்ள வேண்டும்.</text:p>
        </text:list-item>
      </text:list>
      <text:p text:style-name="P4"/>
      <text:p text:style-name="P4">கீழ்கண்ட வரையறுத்தலை சரிபார்க்கவும்</text:p>
      <text:p text:style-name="P4"/>
      <text:list text:style-name="L2">
        <text:list-item>
          <text:p text:style-name="P8">செயலற்றநிலை: அசையாமல் இருக்கும்பொருள் அசையாமலேயே இருக்கும் நிலை, அல்லது, வெளிவிசையால், பாதிக்கப்படாதபோது, நேர்கோட்டில் இயக்கத்தில் இருக்கும் பொருள், நேர்கோட்டில் இயக்கத்திலேயே இருக்கும் நிலை.</text:p>
          <text:p text:style-name="P8"/>
        </text:list-item>
        <text:list-item>
          <text:p text:style-name="P8">உராய்வு: ஒன்றுடன்ஒன்று தொடர்புள்ள இரண்டு பொருள்களின் இயக்கத்தைத் தடை செய்யும் விசையே உராய்வு எனப்படும்.</text:p>
        </text:list-item>
      </text:list>
      <text:p text:style-name="P4"/>
      <text:p text:style-name="P4"/>
      <text:p text:style-name="P4"/>
      <text:p text:style-name="P5">வீட்டுப் பாடம்:</text:p>
      <text:p text:style-name="P4">நீங்கள் காணும் எல்லா வரையறுத்தல்களையும் சரிபார்க்கவும். </text:p>
      <text:list text:style-name="L2" text:continue-numbering="true">
        <text:list-header>
          <text:p text:style-name="P8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2" text:consecutive-numbering="true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">
        <style:text-properties fo:font-family="Wingdings" style:font-charset="x-symbol"/>
      </text:list-level-style-bullet>
      <text:list-level-style-bullet text:level="2" text:style-name="WW8Num3z1" style:num-suffix="." text:bullet-char="">
        <style:text-properties style:font-name="Wingdings 2"/>
      </text:list-level-style-bullet>
      <text:list-level-style-bullet text:level="3" text:style-name="WW8Num3z2" style:num-suffix="." text:bullet-char="■">
        <style:text-properties style:font-name="StarSymbol"/>
      </text:list-level-style-bullet>
      <text:list-level-style-bullet text:level="4" text:style-name="WW8Num3z0" style:num-suffix="." text:bullet-char="">
        <style:text-properties fo:font-family="Wingdings" style:font-charset="x-symbol"/>
      </text:list-level-style-bullet>
      <text:list-level-style-bullet text:level="5" text:style-name="WW8Num3z1" style:num-suffix="." text:bullet-char="">
        <style:text-properties style:font-name="Wingdings 2"/>
      </text:list-level-style-bullet>
      <text:list-level-style-bullet text:level="6" text:style-name="WW8Num3z2" style:num-suffix="." text:bullet-char="■">
        <style:text-properties style:font-name="StarSymbol"/>
      </text:list-level-style-bullet>
      <text:list-level-style-bullet text:level="7" text:style-name="WW8Num3z0" style:num-suffix="." text:bullet-char="">
        <style:text-properties fo:font-family="Wingdings" style:font-charset="x-symbol"/>
      </text:list-level-style-bullet>
      <text:list-level-style-bullet text:level="8" text:style-name="WW8Num3z1" style:num-suffix="." text:bullet-char="">
        <style:text-properties style:font-name="Wingdings 2"/>
      </text:list-level-style-bullet>
      <text:list-level-style-bullet text:level="9" text:style-name="WW8Num3z2" style:num-suffix="." text:bullet-char="■">
        <style:text-properties style:font-name="StarSymbol"/>
      </text:list-level-style-bullet>
      <text:list-level-style-number text:level="10" style:num-suffix="." style:num-format="1"/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>
      <text:list-level-style-number text:level="1" style:num-suffix="." style:num-format="1" text:start-value="7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WORKSHEET 10</text:p>
      </style:header>
      <style:footer>
        <text:p text:style-name="P2">Department of Computer Science and Engineering, Anna University Chenn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9T09:05:36</meta:creation-date>
    <dc:creator>gbbama</dc:creator>
    <dc:date>2009-05-26T08:25:48</dc:date>
    <meta:editing-cycles>21</meta:editing-cycles>
    <meta:editing-duration>PT1H12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203" meta:character-count="1944"/>
  </office:meta>
</office:document-meta>
</file>